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  <style:map style:condition="cell-content()=&quot;s&quot;" style:apply-style-name="stairs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  <style:map style:condition="cell-content()=&quot;s&quot;" style:apply-style-name="stairs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6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pd</text:p>
          </table:table-cell>
          <table:table-cell/>
          <table:table-cell table:style-name="ce4" office:value-type="string" calcext:value-type="string">
            <text:p>pl</text:p>
          </table:table-cell>
          <table:table-cell table:style-name="ce4"/>
          <table:table-cell table:style-name="ce4" office:value-type="string" calcext:value-type="string">
            <text:p>pd</text:p>
          </table:table-cell>
          <table:table-cell table:style-name="ce4"/>
          <table:table-cell office:value-type="string" calcext:value-type="string">
            <text:p>pl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4"/>
          <table:table-cell/>
          <table:table-cell table:number-columns-repeated="4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string" calcext:value-type="string">
            <text:p>pl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style-name="ce4"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table:number-columns-repeated="2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w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  <calcext:condition calcext:apply-style-name="stairs" calcext:value="=&quot;s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  <style:style style:name="stairs" style:family="table-cell" style:parent-style-name="Default">
      <style:table-cell-properties fo:background-color="#5c2d9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00/00/00</text:date>, <text:time style:data-style-name="N2" text:time-value="17:40:40.78948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3-04T18:02:57.377147431</dc:date>
    <meta:editing-duration>PT1H41M33S</meta:editing-duration>
    <meta:editing-cycles>26</meta:editing-cycles>
    <meta:generator>LibreOffice/5.4.5.1$Linux_X86_64 LibreOffice_project/40m0$Build-1</meta:generator>
    <meta:document-statistic meta:table-count="1" meta:cell-count="99" meta:object-count="0"/>
  </office:meta>
</office:document-meta>
</file>